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HashTree.SortedHashTree( Object key , Comparator com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HashTree.SortedHashTree( Object [ ] keys , Comparator com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edHashTree.createNew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HashTree.createNew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HashTree.SortedHash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HashTree.createNewTree(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HashTree.SortedHashTree( Collection keys , Comparator com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HashTree.SortedHashTree( Comparator com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HashTree.SortedHashTree( Collection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HashTree.SortedHashTree( Object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edHashTree.SortedHash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